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3mm"/>
    </style:style>
    <style:style style:name="co2" style:family="table-column">
      <style:table-column-properties fo:break-before="auto" style:column-width="25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2"/>
        <table:table-column table:style-name="co3" table:number-columns-repeated="2" table:default-cell-style-name="Default"/>
        <table:table-row table:style-name="ro1">
          <table:table-cell table:style-name="ce6" office:value-type="string" calcext:value-type="string">
            <text:p>segundos</text:p>
          </table:table-cell>
          <table:table-cell table:style-name="ce10" office:value-type="string" calcext:value-type="string">
            <text:p>HH:MM:SS</text:p>
          </table:table-cell>
          <table:table-cell table:number-columns-repeated="2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formula="of:=[.A2]/86400" office:value-type="time" office:time-value="PT00H00M30S" calcext:value-type="time">
            <text:p>00:00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</text:p>
          </table:table-cell>
          <table:table-cell table:formula="of:=[.A3]/86400" office:value-type="time" office:time-value="PT00H01M00S" calcext:value-type="time">
            <text:p>00:01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</text:p>
          </table:table-cell>
          <table:table-cell table:formula="of:=[.A4]/86400" office:value-type="time" office:time-value="PT00H01M30S" calcext:value-type="time">
            <text:p>00:01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</text:p>
          </table:table-cell>
          <table:table-cell table:formula="of:=[.A5]/86400" office:value-type="time" office:time-value="PT00H02M00S" calcext:value-type="time">
            <text:p>00:02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</text:p>
          </table:table-cell>
          <table:table-cell table:formula="of:=[.A6]/86400" office:value-type="time" office:time-value="PT00H02M30S" calcext:value-type="time">
            <text:p>00:02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</text:p>
          </table:table-cell>
          <table:table-cell table:formula="of:=[.A7]/86400" office:value-type="time" office:time-value="PT00H03M00S" calcext:value-type="time">
            <text:p>00:03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0</text:p>
          </table:table-cell>
          <table:table-cell table:formula="of:=[.A8]/86400" office:value-type="time" office:time-value="PT00H03M30S" calcext:value-type="time">
            <text:p>00:03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</text:p>
          </table:table-cell>
          <table:table-cell table:formula="of:=[.A9]/86400" office:value-type="time" office:time-value="PT00H04M00S" calcext:value-type="time">
            <text:p>00:04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0</text:p>
          </table:table-cell>
          <table:table-cell table:formula="of:=[.A10]/86400" office:value-type="time" office:time-value="PT00H04M30S" calcext:value-type="time">
            <text:p>00:04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</text:p>
          </table:table-cell>
          <table:table-cell table:formula="of:=[.A11]/86400" office:value-type="time" office:time-value="PT00H05M00S" calcext:value-type="time">
            <text:p>00:05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0</text:p>
          </table:table-cell>
          <table:table-cell table:formula="of:=[.A12]/86400" office:value-type="time" office:time-value="PT00H05M30S" calcext:value-type="time">
            <text:p>00:05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0</text:p>
          </table:table-cell>
          <table:table-cell table:formula="of:=[.A13]/86400" office:value-type="time" office:time-value="PT00H06M00S" calcext:value-type="time">
            <text:p>00:06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table:formula="of:=[.A14]/86400" office:value-type="time" office:time-value="PT00H06M30S" calcext:value-type="time">
            <text:p>00:06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</text:p>
          </table:table-cell>
          <table:table-cell table:formula="of:=[.A15]/86400" office:value-type="time" office:time-value="PT00H07M00S" calcext:value-type="time">
            <text:p>00:07:00</text:p>
          </table:table-cell>
          <table:table-cell office:value-type="string" calcext:value-type="string">
            <text:p>Este es el maximo de tiempo para whatsapp en compartir</text:p>
          </table:table-cell>
          <table:table-cell/>
        </table:table-row>
        <table:table-row table:style-name="ro1">
          <table:table-cell office:value-type="string" calcext:value-type="string">
            <text:p>450</text:p>
          </table:table-cell>
          <table:table-cell table:formula="of:=[.A16]/86400" office:value-type="time" office:time-value="PT00H07M30S" calcext:value-type="time">
            <text:p>00:07:30</text:p>
          </table:table-cell>
          <table:table-cell office:value-type="string" calcext:value-type="string">
            <text:p>un video a otras personas en el chat. Esto lo vi en el video</text:p>
          </table:table-cell>
          <table:table-cell/>
        </table:table-row>
        <table:table-row table:style-name="ro1">
          <table:table-cell office:value-type="string" calcext:value-type="string">
            <text:p>480</text:p>
          </table:table-cell>
          <table:table-cell table:formula="of:=[.A17]/86400" office:value-type="time" office:time-value="PT00H08M00S" calcext:value-type="time">
            <text:p>00:08:00</text:p>
          </table:table-cell>
          <table:table-cell office:value-type="string" calcext:value-type="string">
            <text:p>del testimonio de Pablo Olivares de 6:48 min</text:p>
          </table:table-cell>
          <table:table-cell/>
        </table:table-row>
        <table:table-row table:style-name="ro1">
          <table:table-cell office:value-type="string" calcext:value-type="string">
            <text:p>510</text:p>
          </table:table-cell>
          <table:table-cell table:formula="of:=[.A18]/86400" office:value-type="time" office:time-value="PT00H08M30S" calcext:value-type="time">
            <text:p>00:08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0</text:p>
          </table:table-cell>
          <table:table-cell table:formula="of:=[.A19]/86400" office:value-type="time" office:time-value="PT00H09M00S" calcext:value-type="time">
            <text:p>00:09:00</text:p>
          </table:table-cell>
          <table:table-cell table:number-columns-repeated="2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formula="of:=[.A20]/86400" office:value-type="time" office:time-value="PT00H09M30S" calcext:value-type="time">
            <text:p>00:09:30</text:p>
          </table:table-cell>
          <table:table-cell table:number-columns-repeated="2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formula="of:=[.A21]/86400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0</text:p>
          </table:table-cell>
          <table:table-cell table:formula="of:=[.A22]/86400" office:value-type="time" office:time-value="PT00H10M30S" calcext:value-type="time">
            <text:p>00:10:30</text:p>
          </table:table-cell>
          <table:table-cell table:number-columns-repeated="2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table:formula="of:=[.A23]/86400" office:value-type="time" office:time-value="PT00H11M00S" calcext:value-type="time">
            <text:p>00:11:00</text:p>
          </table:table-cell>
          <table:table-cell table:number-columns-repeated="2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table:formula="of:=[.A24]/86400" office:value-type="time" office:time-value="PT00H11M30S" calcext:value-type="time">
            <text:p>00:11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0</text:p>
          </table:table-cell>
          <table:table-cell table:formula="of:=[.A25]/86400" office:value-type="time" office:time-value="PT00H12M00S" calcext:value-type="time">
            <text:p>00:12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</text:p>
          </table:table-cell>
          <table:table-cell table:formula="of:=[.A26]/86400" office:value-type="time" office:time-value="PT00H12M30S" calcext:value-type="time">
            <text:p>00:12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0</text:p>
          </table:table-cell>
          <table:table-cell table:formula="of:=[.A27]/86400" office:value-type="time" office:time-value="PT00H13M00S" calcext:value-type="time">
            <text:p>00:13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0</text:p>
          </table:table-cell>
          <table:table-cell table:formula="of:=[.A28]/86400" office:value-type="time" office:time-value="PT00H13M30S" calcext:value-type="time">
            <text:p>00:13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</text:p>
          </table:table-cell>
          <table:table-cell table:formula="of:=[.A29]/86400" office:value-type="time" office:time-value="PT00H14M00S" calcext:value-type="time">
            <text:p>00:14:00</text:p>
          </table:table-cell>
          <table:table-cell table:number-columns-repeated="2"/>
        </table:table-row>
        <table:table-row table:style-name="ro1">
          <table:table-cell table:style-name="ce3" office:value-type="float" office:value="870" calcext:value-type="float">
            <text:p>870</text:p>
          </table:table-cell>
          <table:table-cell table:formula="of:=[.A30]/86400" office:value-type="time" office:time-value="PT00H14M30S" calcext:value-type="time">
            <text:p>00:14:30</text:p>
          </table:table-cell>
          <table:table-cell table:number-columns-repeated="2"/>
        </table:table-row>
        <table:table-row table:style-name="ro1">
          <table:table-cell table:style-name="ce3" office:value-type="float" office:value="900" calcext:value-type="float">
            <text:p>900</text:p>
          </table:table-cell>
          <table:table-cell table:formula="of:=[.A31]/86400" office:value-type="time" office:time-value="PT00H15M00S" calcext:value-type="time">
            <text:p>00:15:00</text:p>
          </table:table-cell>
          <table:table-cell table:number-columns-repeated="2"/>
        </table:table-row>
        <table:table-row table:style-name="ro1">
          <table:table-cell/>
          <table:table-cell table:formula="of:=[.A32]/86400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8" office:value-type="string" calcext:value-type="string">
            <text:p>How to convert seconds to time (hh mm ss ) or vice versa in Excel?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https://www.extendoffice.com/documents/excel/3300-excel-convert-seconds-to-hh-mm-ss.html</text:p>
          </table:table-cell>
        </table:table-row>
        <table:table-row table:style-name="ro1" table:number-rows-repeated="104854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minutes number:style="long"/>
    </number:time-style>
    <number:time-style style:name="N108" number:truncate-on-overflow="false">
      <number:seconds number:style="long"/>
    </number:time-style>
    <number:date-style style:name="N109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5">00/00/0000</text:date>, <text:time style:data-style-name="N2" text:time-value="08:27:11.0648024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07:38:13.763748252</meta:creation-date>
    <dc:date>2017-08-25T09:06:18.129935726</dc:date>
    <meta:editing-duration>PT25M8S</meta:editing-duration>
    <meta:editing-cycles>7</meta:editing-cycles>
    <meta:generator>LibreOffice/5.4.0.3$Linux_x86 LibreOffice_project/40m0$Build-3</meta:generator>
    <meta:document-statistic meta:table-count="1" meta:cell-count="68" meta:object-count="0"/>
  </office:meta>
</office:document-meta>
</file>